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dad1a" officeooo:paragraph-rsid="001dad1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dad1a" officeooo:paragraph-rsid="001dad1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f6e6a" officeooo:paragraph-rsid="001dad1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f6e6a" officeooo:paragraph-rsid="001f6e6a" style:font-size-asian="13pt" style:font-weight-asian="normal" style:font-size-complex="13pt" style:font-weight-complex="normal"/>
    </style:style>
    <style:style style:name="T1" style:family="text">
      <style:text-properties officeooo:rsid="001f6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iner</text:p>
      <text:p text:style-name="P2">O que é um Container?</text:p>
      <text:p text:style-name="P2"><text:tab/>É um isolamento de recursos lógicos e físicos.</text:p>
      <text:p text:style-name="P2"><text:s/></text:p>
      <text:p text:style-name="P2">Qual a diferença de recursos lógicos e físicos?</text:p>
      <text:p text:style-name="P2"><text:tab/>Os recursos lógicos são os responsaveis por processos, usuarios e rede. Quanto os físicos é encarregado pela CPU, Memoria, I/O de rede e blocos.</text:p>
      <text:p text:style-name="P2"/>
      <text:p text:style-name="P2">Qual é nome de cada grupo de recurso?</text:p>
      <text:p text:style-name="P2"><text:tab/>O primeiro é o namespace encarregado pelos recursos lógicos, o segundo já é responsavel pelos recursos físicos chamado de cgroups e o <text:span text:style-name="T1">netfilter que faz boa parte das tarefas de roteamento de pacotes.</text:span></text:p>
      <text:p text:style-name="P3"/>
      <text:p text:style-name="P4"><text:tab/>O Container tem uma imagem que possui varias camad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22:28:41.801570129</meta:creation-date>
    <dc:date>2021-01-02T22:44:02.095281804</dc:date>
    <meta:editing-duration>PT2M50S</meta:editing-duration>
    <meta:editing-cycles>1</meta:editing-cycles>
    <meta:document-statistic meta:table-count="0" meta:image-count="0" meta:object-count="0" meta:page-count="1" meta:paragraph-count="9" meta:word-count="96" meta:character-count="561" meta:non-whitespace-character-count="468"/>
    <meta:generator>LibreOffice/6.4.6.2$Linux_X86_64 LibreOffice_project/40$Build-2</meta:generator>
  </office:meta>
</office:document-meta>
</file>